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NimbusSanL-Bold" svg:font-family="NimbusSanL-Bold"/>
    <style:font-face style:name="NimbusSanL-Regu" svg:font-family="NimbusSanL-Regu"/>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fo:text-align="center" style:justify-single-word="false" style:text-autospace="none"/>
      <style:text-properties style:font-name="Verdana" fo:font-size="18pt" style:font-name-asian="NimbusSanL-Regu" style:font-size-asian="18pt" style:font-name-complex="NimbusSanL-Regu" style:font-size-complex="18pt"/>
    </style:style>
    <style:style style:name="P3" style:family="paragraph" style:parent-style-name="Standard">
      <style:paragraph-properties fo:text-align="start" style:justify-single-word="false" style:text-autospace="none"/>
      <style:text-properties style:font-name="Verdana" fo:font-size="12.5pt" fo:font-weight="bold" style:font-name-asian="NimbusSanL-Bold" style:font-size-asian="12.5pt" style:font-weight-asian="bold" style:font-name-complex="NimbusSanL-Bold" style:font-size-complex="12.5pt" style:font-weight-complex="bold"/>
    </style:style>
    <style:style style:name="P4" style:family="paragraph" style:parent-style-name="Standard">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5" style:family="paragraph" style:parent-style-name="Standard" style:list-style-name="L1">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6" style:family="paragraph" style:parent-style-name="Standard">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7" style:family="paragraph" style:parent-style-name="Standard" style:list-style-name="L2">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8" style:family="paragraph" style:parent-style-name="Standard">
      <style:paragraph-properties fo:text-align="center" style:justify-single-word="false" style:text-autospace="none"/>
      <style:text-properties style:font-name="Verdana" fo:font-size="11pt" style:font-name-asian="NimbusSanL-Regu" style:font-size-asian="11pt" style:font-name-complex="NimbusSanL-Regu" style:font-size-complex="11pt"/>
    </style:style>
    <style:style style:name="P9" style:family="paragraph" style:parent-style-name="Standard" style:list-style-name="L1">
      <style:paragraph-properties fo:text-align="start"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10" style:family="paragraph" style:parent-style-name="Standard" style:list-style-name="L7">
      <style:paragraph-properties fo:text-align="start" style:justify-single-word="false" style:text-autospace="none"/>
      <style:text-properties style:font-name="Verdana" fo:font-size="11pt" style:font-size-asian="11pt" style:font-size-complex="11pt"/>
    </style:style>
    <style:style style:name="P11" style:family="paragraph" style:parent-style-name="Standard">
      <style:paragraph-properties fo:text-align="center" style:justify-single-word="false" style:text-autospace="none"/>
      <style:text-properties style:font-name="Verdana" fo:font-size="20pt" style:font-name-asian="NimbusSanL-Regu" style:font-size-asian="20pt" style:font-name-complex="NimbusSanL-Regu" style:font-size-complex="20pt"/>
    </style:style>
    <style:style style:name="P12" style:family="paragraph" style:parent-style-name="Standard">
      <style:paragraph-properties fo:text-align="center" style:justify-single-word="false" style:text-autospace="none"/>
      <style:text-properties style:font-name="Verdana" fo:font-size="20pt" style:text-underline-style="solid" style:text-underline-width="auto" style:text-underline-color="font-color" style:font-name-asian="NimbusSanL-Regu" style:font-size-asian="20pt" style:font-name-complex="NimbusSanL-Regu" style:font-size-complex="20pt"/>
    </style:style>
    <style:style style:name="P13" style:family="paragraph" style:parent-style-name="Standard">
      <style:paragraph-properties fo:text-align="start" style:justify-single-word="false" style:text-autospace="none"/>
      <style:text-properties style:font-name="Verdana"/>
    </style:style>
    <style:style style:name="P14" style:family="paragraph" style:parent-style-name="Standard" style:list-style-name="L7">
      <style:paragraph-properties fo:text-align="start" style:justify-single-word="false" style:text-autospace="none"/>
      <style:text-properties style:font-name="Verdana"/>
    </style:style>
    <style:style style:name="P15" style:family="paragraph" style:parent-style-name="Standard" style:list-style-name="L1">
      <style:paragraph-properties fo:text-align="start" style:justify-single-word="false" style:text-autospace="none"/>
      <style:text-properties style:font-name="Verdana" fo:font-size="13pt" fo:font-weight="bold" style:font-name-asian="NimbusSanL-Regu" style:font-size-asian="13pt" style:font-weight-asian="bold" style:font-name-complex="NimbusSanL-Regu" style:font-size-complex="13pt" style:font-weight-complex="bold"/>
    </style:style>
    <style:style style:name="P16" style:family="paragraph" style:parent-style-name="Standard" style:list-style-name="L1">
      <style:paragraph-properties fo:text-align="start" style:justify-single-word="false" style:text-autospace="none"/>
      <style:text-properties fo:font-size="11pt" style:font-size-asian="11pt" style:font-size-complex="11pt"/>
    </style:style>
    <style:style style:name="P17" style:family="paragraph" style:parent-style-name="Standard" style:list-style-name="L1">
      <style:paragraph-properties fo:text-align="start" style:justify-single-word="false" style:text-autospace="none"/>
      <style:text-properties fo:font-size="11pt" style:text-underline-style="solid" style:text-underline-width="auto" style:text-underline-color="font-color" style:font-size-asian="11pt" style:font-size-complex="11pt"/>
    </style:style>
    <style:style style:name="P18" style:family="paragraph" style:parent-style-name="Standard" style:list-style-name="L3">
      <style:paragraph-properties fo:text-align="start" style:justify-single-word="false" style:text-autospace="none"/>
    </style:style>
    <style:style style:name="P19" style:family="paragraph" style:parent-style-name="Standard" style:list-style-name="L4">
      <style:paragraph-properties fo:text-align="start" style:justify-single-word="false" style:text-autospace="none"/>
    </style:style>
    <style:style style:name="P20" style:family="paragraph" style:parent-style-name="Standard">
      <style:paragraph-properties fo:text-align="start" style:justify-single-word="false" style:text-autospace="none"/>
    </style:style>
    <style:style style:name="P21" style:family="paragraph" style:parent-style-name="Standard" style:list-style-name="L5">
      <style:paragraph-properties fo:text-align="start" style:justify-single-word="false" style:text-autospace="none"/>
    </style:style>
    <style:style style:name="P22" style:family="paragraph" style:parent-style-name="Standard" style:list-style-name="L7">
      <style:paragraph-properties fo:text-align="start" style:justify-single-word="false" style:text-autospace="none"/>
    </style:style>
    <style:style style:name="P23" style:family="paragraph" style:parent-style-name="Standard" style:list-style-name="L8">
      <style:paragraph-properties fo:text-align="start" style:justify-single-word="false" style:text-autospace="none"/>
    </style:style>
    <style:style style:name="P24" style:family="paragraph" style:parent-style-name="Standard">
      <style:paragraph-properties fo:text-align="start" style:justify-single-word="false" style:text-autospace="none"/>
      <style:text-properties style:font-name="Arial"/>
    </style:style>
    <style:style style:name="P25" style:family="paragraph" style:parent-style-name="Standard" style:list-style-name="L7">
      <style:paragraph-properties fo:text-align="start" style:justify-single-word="false" style:text-autospace="none"/>
      <style:text-properties style:font-name="Arial"/>
    </style:style>
    <style:style style:name="P26" style:family="paragraph" style:parent-style-name="Standard" style:list-style-name="L8">
      <style:paragraph-properties fo:text-align="start" style:justify-single-word="false" style:text-autospace="none"/>
      <style:text-properties style:font-name="Arial"/>
    </style:style>
    <style:style style:name="P27" style:family="paragraph" style:parent-style-name="Standard" style:list-style-name="L7">
      <style:paragraph-properties fo:text-align="start" style:justify-single-word="false" style:text-autospace="none"/>
      <style:text-properties style:font-name="Arial" fo:font-size="10pt" style:font-size-asian="10pt" style:font-size-complex="10pt"/>
    </style:style>
    <style:style style:name="P28" style:family="paragraph" style:parent-style-name="Standard">
      <style:paragraph-properties fo:text-align="start" style:justify-single-word="false" style:text-autospace="none"/>
      <style:text-properties style:font-name="Arial" fo:font-size="10pt" style:font-size-asian="10pt" style:font-size-complex="10pt"/>
    </style:style>
    <style:style style:name="P29" style:family="paragraph" style:parent-style-name="Standard">
      <style:paragraph-properties style:text-autospace="none"/>
      <style:text-properties style:use-window-font-color="true" fo:font-size="10pt" fo:language="none" fo:country="none" style:font-size-asian="10pt" style:font-size-complex="10pt"/>
    </style:style>
    <style:style style:name="P30" style:family="paragraph" style:parent-style-name="Standard" style:list-style-name="L7">
      <style:paragraph-properties fo:text-align="start" style:justify-single-word="false" style:text-autospace="none"/>
      <style:text-properties fo:color="#000000" style:font-name="Arial" fo:font-size="10pt" fo:language="none" fo:country="none" style:font-size-asian="10pt" style:font-size-complex="10pt"/>
    </style:style>
    <style:style style:name="T1" style:family="text">
      <style:text-properties fo:font-size="11.5pt" style:font-name-asian="NimbusSanL-Regu" style:font-size-asian="11.5pt" style:font-name-complex="NimbusSanL-Regu" style:font-size-complex="11.5pt"/>
    </style:style>
    <style:style style:name="T2" style:family="text">
      <style:text-properties fo:font-size="11.5pt" style:font-size-asian="11.5pt" style:font-size-complex="11.5pt"/>
    </style:style>
    <style:style style:name="T3" style:family="text">
      <style:text-properties style:font-name-asian="NimbusSanL-Regu"/>
    </style:style>
    <style:style style:name="T4" style:family="text">
      <style:text-properties style:font-name-complex="NimbusSanL-Regu"/>
    </style:style>
    <style:style style:name="T5" style:family="text">
      <style:text-properties style:font-name="Verdana"/>
    </style:style>
    <style:style style:name="T6" style:family="text">
      <style:text-properties style:font-name="Verdana" fo:font-size="11pt" style:font-name-asian="NimbusSanL-Regu" style:font-size-asian="11pt" style:font-name-complex="NimbusSanL-Regu" style:font-size-complex="11pt"/>
    </style:style>
    <style:style style:name="T7" style:family="text">
      <style:text-properties style:font-name="Verdana" fo:font-size="11pt" fo:font-weight="normal" style:font-name-asian="NimbusSanL-Regu" style:font-size-asian="11pt" style:font-weight-asian="normal" style:font-name-complex="NimbusSanL-Regu" style:font-size-complex="11pt" style:font-weight-complex="normal"/>
    </style:style>
    <style:style style:name="T8" style:family="text">
      <style:text-properties style:font-name="Verdana" fo:font-weight="normal" style:font-name-asian="NimbusSanL-Regu" style:font-weight-asian="normal" style:font-name-complex="NimbusSanL-Regu" style:font-weight-complex="normal"/>
    </style:style>
    <style:style style:name="T9" style:family="text">
      <style:text-properties style:font-name="Verdana" fo:font-size="10pt" fo:language="none" fo:country="none" fo:font-weight="normal" style:font-name-asian="NimbusSanL-Regu" style:font-size-asian="10pt" style:font-weight-asian="normal" style:font-name-complex="NimbusSanL-Regu" style:font-size-complex="10pt" style:font-weight-complex="normal"/>
    </style:style>
    <style:style style:name="T10" style:family="text">
      <style:text-properties style:font-name="Verdana" fo:language="none" fo:country="none" fo:font-weight="normal" style:font-name-asian="NimbusSanL-Regu" style:font-weight-asian="normal" style:font-name-complex="NimbusSanL-Regu" style:font-weight-complex="normal"/>
    </style:style>
    <style:style style:name="T11" style:family="text">
      <style:text-properties fo:font-size="11pt"/>
    </style:style>
    <style:style style:name="T12" style:family="text">
      <style:text-properties fo:font-size="11pt" fo:font-weight="normal" style:font-name-asian="NimbusSanL-Regu" style:font-size-asian="11pt" style:font-weight-asian="normal" style:font-name-complex="NimbusSanL-Regu" style:font-size-complex="11pt" style:font-weight-complex="normal"/>
    </style:style>
    <style:style style:name="T13" style:family="text">
      <style:text-properties fo:font-size="11pt" style:font-name-asian="NimbusSanL-Regu" style:font-size-asian="11pt" style:font-name-complex="NimbusSanL-Regu" style:font-size-complex="11pt"/>
    </style:style>
    <style:style style:name="T14" style:family="text">
      <style:text-properties style:font-size-asian="11pt"/>
    </style:style>
    <style:style style:name="T15" style:family="text">
      <style:text-properties style:font-size-complex="11pt"/>
    </style:style>
    <style:style style:name="T16" style:family="text">
      <style:text-properties style:font-name="Arial"/>
    </style:style>
    <style:style style:name="T17" style:family="text">
      <style:text-properties style:font-name="Arial" fo:font-size="11pt" fo:font-weight="normal" style:font-name-asian="NimbusSanL-Regu" style:font-size-asian="11pt" style:font-weight-asian="normal" style:font-name-complex="NimbusSanL-Regu" style:font-size-complex="11pt" style:font-weight-complex="normal"/>
    </style:style>
    <style:style style:name="T18" style:family="text">
      <style:text-properties style:font-name="Arial" fo:font-size="11pt" style:font-name-asian="NimbusSanL-Regu" style:font-size-asian="11pt" style:font-name-complex="NimbusSanL-Regu" style:font-size-complex="11pt"/>
    </style:style>
    <style:style style:name="T19" style:family="text">
      <style:text-properties style:font-name="Arial" fo:font-size="10pt" fo:language="none" fo:country="none" style:font-size-asian="10pt" style:font-size-complex="10pt"/>
    </style:style>
    <style:style style:name="T20" style:family="text">
      <style:text-properties fo:color="#0000ff" fo:font-size="10pt" fo:language="none" fo:country="none" style:font-size-asian="10pt" style:font-size-complex="10pt"/>
    </style:style>
    <style:style style:name="T21" style:family="text">
      <style:text-properties fo:color="#0000ff" fo:font-size="10pt" fo:language="none" fo:country="none" style:font-name-asian="NimbusSanL-Regu" style:font-size-asian="10pt" style:font-name-complex="NimbusSanL-Regu" style:font-size-complex="10pt"/>
    </style:style>
    <style:style style:name="T22" style:family="text">
      <style:text-properties fo:color="#0000ff" style:font-name="Verdana" fo:font-size="10pt" fo:language="none" fo:country="none" style:font-name-asian="NimbusSanL-Regu" style:font-size-asian="10pt" style:font-name-complex="NimbusSanL-Regu" style:font-size-complex="10pt"/>
    </style:style>
    <style:style style:name="T23" style:family="text">
      <style:text-properties fo:color="#0000ff" style:font-name="Arial" fo:font-size="10pt" fo:language="none" fo:country="none" style:font-name-asian="NimbusSanL-Regu" style:font-size-asian="10pt" style:font-name-complex="NimbusSanL-Regu" style:font-size-complex="10pt"/>
    </style:style>
    <style:style style:name="T24" style:family="text">
      <style:text-properties fo:color="#0000ff" style:font-name="Arial" fo:font-size="10pt" fo:language="none" fo:country="none" style:font-size-asian="10pt" style:font-size-complex="10pt"/>
    </style:style>
    <style:style style:name="T25" style:family="text">
      <style:text-properties fo:color="#0000ff" fo:language="none" fo:country="none"/>
    </style:style>
    <style:style style:name="T26" style:family="text">
      <style:text-properties fo:color="#0000ff" fo:language="none" fo:country="none" style:font-name-asian="NimbusSanL-Regu" style:font-name-complex="NimbusSanL-Regu"/>
    </style:style>
    <style:style style:name="T27" style:family="text">
      <style:text-properties style:use-window-font-color="true"/>
    </style:style>
    <style:style style:name="T28" style:family="text">
      <style:text-properties style:use-window-font-color="true" fo:font-size="10pt" fo:language="none" fo:country="none" style:font-size-asian="10pt" style:font-size-complex="10pt"/>
    </style:style>
    <style:style style:name="T29" style:family="text">
      <style:text-properties style:use-window-font-color="true" fo:font-size="10pt" fo:language="none" fo:country="none" style:font-name-asian="NimbusSanL-Regu" style:font-size-asian="10pt" style:font-name-complex="NimbusSanL-Regu" style:font-size-complex="10pt"/>
    </style:style>
    <style:style style:name="T30" style:family="text">
      <style:text-properties style:use-window-font-color="true" style:font-name="Verdana" fo:font-size="10pt" fo:language="none" fo:country="none" style:font-name-asian="NimbusSanL-Regu" style:font-size-asian="10pt" style:font-name-complex="NimbusSanL-Regu" style:font-size-complex="10pt"/>
    </style:style>
    <style:style style:name="T31" style:family="text">
      <style:text-properties style:use-window-font-color="true" style:font-name="Verdana" fo:language="none" fo:country="none"/>
    </style:style>
    <style:style style:name="T32" style:family="text">
      <style:text-properties style:use-window-font-color="true" fo:language="none" fo:country="none"/>
    </style:style>
    <style:style style:name="T33" style:family="text">
      <style:text-properties style:use-window-font-color="true" fo:language="none" fo:country="none" style:font-name-asian="NimbusSanL-Regu" style:font-name-complex="NimbusSanL-Regu"/>
    </style:style>
    <style:style style:name="T34" style:family="text">
      <style:text-properties style:use-window-font-color="true" style:font-name="Arial" fo:font-size="10pt" fo:language="none" fo:country="none" style:font-name-asian="NimbusSanL-Regu" style:font-size-asian="10pt" style:font-name-complex="NimbusSanL-Regu" style:font-size-complex="10pt"/>
    </style:style>
    <style:style style:name="T35" style:family="text">
      <style:text-properties style:use-window-font-color="true" style:font-name="Arial" fo:font-size="10pt" fo:language="none" fo:country="none" style:font-size-asian="10pt" style:font-size-complex="10pt"/>
    </style:style>
    <style:style style:name="T36" style:family="text">
      <style:text-properties style:use-window-font-color="true" style:font-name="Arial" fo:font-size="11pt" fo:language="none" fo:country="none" style:font-size-asian="11pt" style:font-size-complex="11pt"/>
    </style:style>
    <style:style style:name="T37" style:family="text">
      <style:text-properties style:use-window-font-color="true" fo:font-size="11pt" fo:language="none" fo:country="none" style:font-size-asian="11pt" style:font-size-complex="11pt"/>
    </style:style>
    <style:style style:name="T38" style:family="text">
      <style:text-properties fo:color="#008000"/>
    </style:style>
    <style:style style:name="T39" style:family="text">
      <style:text-properties fo:color="#008000" fo:font-size="10pt" fo:language="none" fo:country="none" style:font-size-asian="10pt" style:font-size-complex="10pt"/>
    </style:style>
    <style:style style:name="T40" style:family="text">
      <style:text-properties fo:color="#008000" fo:font-size="10pt" fo:language="none" fo:country="none" style:font-name-asian="NimbusSanL-Regu" style:font-size-asian="10pt" style:font-name-complex="NimbusSanL-Regu" style:font-size-complex="10pt"/>
    </style:style>
    <style:style style:name="T41" style:family="text">
      <style:text-properties fo:color="#008000" fo:language="none" fo:country="none"/>
    </style:style>
    <style:style style:name="T42" style:family="text">
      <style:text-properties fo:color="#008000" fo:language="none" fo:country="none" style:font-name-asian="NimbusSanL-Regu" style:font-name-complex="NimbusSanL-Regu"/>
    </style:style>
    <style:style style:name="T43" style:family="text">
      <style:text-properties fo:font-size="10pt"/>
    </style:style>
    <style:style style:name="T44" style:family="text">
      <style:text-properties fo:font-size="10pt" fo:language="none" fo:country="none" style:font-size-asian="10pt" style:font-size-complex="10pt"/>
    </style:style>
    <style:style style:name="T45" style:family="text">
      <style:text-properties fo:language="none" fo:country="none"/>
    </style:style>
    <style:style style:name="T46" style:family="text">
      <style:text-properties style:font-size-asian="10pt"/>
    </style:style>
    <style:style style:name="T47" style:family="text">
      <style:text-properties style:font-size-complex="10pt"/>
    </style:style>
    <style:style style:name="T48" style:family="text">
      <style:text-properties fo:color="#a31515" fo:font-size="10pt" fo:language="none" fo:country="none" style:font-size-asian="10pt" style:font-size-complex="10pt"/>
    </style:style>
    <style:style style:name="T49" style:family="text">
      <style:text-properties fo:color="#a31515" style:font-name="Arial" fo:font-size="10pt" fo:language="none" fo:country="none" style:font-size-asian="10pt" style:font-size-complex="10pt"/>
    </style:style>
    <style:style style:name="T50" style:family="text">
      <style:text-properties fo:color="#a31515" fo:language="none" fo:country="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tab/><text:tab/></text:p>
      <text:p text:style-name="P4">Michał Andrzejewski<text:tab/><text:tab/><text:tab/><text:tab/><text:tab/><text:tab/><text:tab/><text:tab/>31.05.2010</text:p>
      <text:p text:style-name="P4">Aleksy Barcz<text:tab/><text:tab/><text:tab/><text:tab/><text:tab/><text:tab/><text:tab/><text:tab/><text:tab/><text:tab/>Warszaw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StlContainers</text:p>
      <text:p text:style-name="P12"/>
      <text:p text:style-name="P11">Dokumentacja końcow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Wydział Elektroniki i Technik Informacyjnych - Politechnika Warszawska</text:p>
      <text:p text:style-name="P8">Projekt z przedmiotu (Średnio)zaawansowane Programowanie w C++</text:p>
      <text:list xml:id="list20179467" text:style-name="L1">
        <text:list-item>
          <text:p text:style-name="P15"><text:soft-page-break/>Skład zespołu</text:p>
        </text:list-item>
      </text:list>
      <text:p text:style-name="P6"><text:tab/><text:span text:style-name="T2">— Michał Andrzejewski - kontrola jakości, dokumentacja, programista, tester</text:span></text:p>
      <text:list xml:id="list20176898" text:style-name="L2">
        <text:list-item>
          <text:list>
            <text:list-item>
              <text:p text:style-name="P7"><text:span text:style-name="T2">Aleksy Barcz - właściciel projektu, koordynator, programista, tester</text:span></text:p>
            </text:list-item>
          </text:list>
        </text:list-item>
      </text:list>
      <text:p text:style-name="P6"/>
      <text:list xml:id="list21171419" text:continue-list="list20179467" text:style-name="L1">
        <text:list-item>
          <text:p text:style-name="P15">Cel projektu</text:p>
          <text:p text:style-name="P5">Biblioteka StlContainers ma na celu:</text:p>
        </text:list-item>
      </text:list>
      <text:list xml:id="list20223592" text:style-name="L3">
        <text:list-item>
          <text:list>
            <text:list-item>
              <text:p text:style-name="P18"><text:span text:style-name="T6">umożliwienie programiście wykorzystania kontenerów biblioteki standardowej C++:</text:span></text:p>
            </text:list-item>
          </text:list>
        </text:list-item>
      </text:list>
      <text:list xml:id="list21188746" text:continue-list="list21171419" text:style-name="L1">
        <text:list-item>
          <text:list>
            <text:list-header>
              <text:p text:style-name="P5">- std::vector</text:p>
              <text:p text:style-name="P5">- std::map</text:p>
              <text:p text:style-name="P5">- std::set</text:p>
              <text:p text:style-name="P5">w kodzie napisanym w Pythonie. </text:p>
            </text:list-header>
          </text:list>
          <text:p text:style-name="P5"/>
        </text:list-item>
      </text:list>
      <text:list xml:id="list20221407" text:style-name="L4">
        <text:list-item>
          <text:list>
            <text:list-item>
              <text:p text:style-name="P19"><text:span text:style-name="T6">dostarczenie narzędzi do łatwej konwersji pomiędzy kontenerami Pythona a kontenerami STL:</text:span></text:p>
            </text:list-item>
          </text:list>
        </text:list-item>
      </text:list>
      <text:list xml:id="list21192809" text:continue-list="list21188746" text:style-name="L1">
        <text:list-item>
          <text:list>
            <text:list-header>
              <text:p text:style-name="P5">- std::vector<text:tab/><text:tab/>&lt;-&gt;<text:tab/><text:tab/>Python list</text:p>
              <text:p text:style-name="P5">- std::map<text:tab/><text:tab/>&lt;-&gt;<text:tab/><text:tab/>Python dict</text:p>
              <text:p text:style-name="P5">- std::set<text:tab/><text:tab/>&lt;-&gt;<text:tab/><text:tab/>Python list</text:p>
            </text:list-header>
          </text:list>
        </text:list-item>
      </text:list>
      <text:p text:style-name="P6"/>
      <text:p text:style-name="P6"><text:tab/>Cele te realizowane są przy wykorzystaniu mechanizmów biblioteki <text:tab/>boost::python.</text:p>
      <text:p text:style-name="P6"/>
      <text:list xml:id="list21167169" text:continue-numbering="true" text:style-name="L1">
        <text:list-item>
          <text:p text:style-name="P15">Udostępnienie kontenerów STL w Pythonie - zestaw wrapperów</text:p>
          <text:p text:style-name="P9">Do udostępnienia pod Pythonem kontenerów STL wykorzystany został mechanizm <text:span text:style-name="T16">boost::python::class_, </text:span>pozwalający opakowywać klasy C++ oraz zestaw szablonów:</text:p>
        </text:list-item>
      </text:list>
      <text:list xml:id="list20295607" text:style-name="L5">
        <text:list-item>
          <text:list>
            <text:list-item>
              <text:p text:style-name="P21"><text:span text:style-name="T7">VectorWrapper</text:span></text:p>
            </text:list-item>
            <text:list-item>
              <text:p text:style-name="P21"><text:span text:style-name="T7">MapWrapper</text:span></text:p>
            </text:list-item>
            <text:list-item>
              <text:p text:style-name="P21"><text:span text:style-name="T7">SetWrapper</text:span></text:p>
            </text:list-item>
          </text:list>
        </text:list-item>
      </text:list>
      <text:p text:style-name="P20"><text:span text:style-name="T7"><text:tab/>Każdy z tych szablonów pozwala w mocno zautomatyzowany sposób opakować </text:span></text:p>
      <text:p text:style-name="P20"><text:span text:style-name="T7"><text:tab/>pożądaną konkretyzację kontenera dla danego typu/zestawu typów.</text:span></text:p>
      <text:p text:style-name="P20"><text:span text:style-name="T7"><text:tab/>Konkretyzacje dla kilku typów wbudowanych C++ oraz dla std::string zawiera <text:tab/>biblioteka StlContainers, co pozwala użytkownikowi korzystać z nich bez <text:tab/>znajomości mechanizmów opakowywania poprzez zwykły </text:span><text:span text:style-name="T17">import</text:span><text:span text:style-name="T7">:</text:span></text:p>
      <text:p text:style-name="P20"><text:span text:style-name="T7"><text:tab/></text:span></text:p>
      <text:p text:style-name="P20"><text:span text:style-name="T7"><text:tab/></text:span><text:span text:style-name="T17">import StlContainers</text:span></text:p>
      <text:p text:style-name="P24"><text:span text:style-name="T12"><text:tab/>vector = StlContainers.vector_int()</text:span></text:p>
      <text:p text:style-name="P24"><text:span text:style-name="T12"><text:tab/>vector.append(43)</text:span></text:p>
      <text:p text:style-name="P24"><text:span text:style-name="T12"><text:tab/>print vector.__len__()<text:tab/><text:tab/>#len == 1</text:span></text:p>
      <text:p text:style-name="P24"><text:span text:style-name="T12"><text:tab/>vector.print_()<text:tab/><text:tab/><text:tab/>#wypisuje zawartość wektora na ekran</text:span></text:p>
      <text:p text:style-name="P24"><text:span text:style-name="T12"><text:tab/><text:tab/><text:tab/><text:tab/><text:tab/><text:tab/>#<text:tab/>w konwencji Python'owego list </text:span></text:p>
      <text:p text:style-name="P6"><text:tab/></text:p>
      <text:p text:style-name="P6"><text:tab/>Dla ilustracji sposobu udostępniania kontenera elementów własnego typu <text:tab/>posłużymy się przykładem:</text:p>
      <text:p text:style-name="P20"><text:span text:style-name="T6"><text:tab/>Mając klasę Foo(), której kolekcję, np. std::vector&lt;Foo&gt; chcemy udostępnić po <text:tab/>Pythonem, musimy: </text:span></text:p>
      <text:p text:style-name="P20"><text:span text:style-name="T6"/></text:p>
      <text:list xml:id="list20414520" text:style-name="L8">
        <text:list-item>
          <text:list>
            <text:list-item>
              <text:p text:style-name="P23"><text:span text:style-name="T6">W zależności od tego, czy klasa Foo() oferuje operatory porównania i/lub</text:span></text:p>
              <text:p text:style-name="P23"><text:span text:style-name="T6"><text:s/>może być wypisywana na ekran poprzez </text:span><text:span text:style-name="T18">std::cout &lt;&lt; foo_instance; </text:span></text:p>
            </text:list-item>
          </text:list>
        </text:list-item>
      </text:list>
      <text:list xml:id="list20371787" text:style-name="L7">
        <text:list-item>
          <text:list>
            <text:list-header>
              <text:p text:style-name="P22"><text:span text:style-name="T6">należy ustawić właściwe parametry opakowywania, przed załączeniem plików nagłówkowych dostarczanych przez bibliotekę.</text:span></text:p>
              <text:p text:style-name="P22"><text:span text:style-name="T6">Domyślny zestaw parametrów to: brak obsługi operatora porównania oraz </text:span><text:soft-page-break/><text:span text:style-name="T6">brak obsługi wypisywania na ekran.</text:span></text:p>
              <text:p text:style-name="P22"><text:span text:style-name="T6">Jeśli jednak kolekcja elementów typu Foo() ma udostępniać pod Pythonem zestaw operacji zależnych od w.w. parametrów, należy odpowiednio zdefiniować następujące stałe:</text:span></text:p>
              <text:p text:style-name="P22"><text:span text:style-name="T6"/></text:p>
              <text:p text:style-name="P25"><text:span text:style-name="T21">#define</text:span><text:span text:style-name="T29"> STL_TO_PYTHON_CONTAINERS_COMPARABLE</text:span></text:p>
              <text:p text:style-name="P25"><text:span text:style-name="T20">#define</text:span><text:span text:style-name="T28"> STL_TO_PYTHON_CONTAINERS_PRINTABLE</text:span></text:p>
              <text:p text:style-name="P25"><text:span text:style-name="T28"/></text:p>
            </text:list-header>
          </text:list>
        </text:list-item>
      </text:list>
      <text:list xml:id="list21164496" text:continue-list="list20414520" text:style-name="L8">
        <text:list-item>
          <text:list>
            <text:list-item>
              <text:p text:style-name="P23"><text:span text:style-name="T6">Załączyć plik nagłówkowy odpowiedniego wrappera</text:span></text:p>
              <text:p text:style-name="P23"><text:span text:style-name="T6">(VectorWrapper/SetWrapper/MapWrapper) oraz, w obrębie modułu boost::python, dokonać opakowania, podając nazwę dla widocznego pod Pythonem typu kolekcji.</text:span></text:p>
              <text:p text:style-name="P23"><text:span text:style-name="T6"/></text:p>
            </text:list-item>
          </text:list>
        </text:list-item>
      </text:list>
      <text:list xml:id="list21164962" text:continue-list="list20371787" text:style-name="L7">
        <text:list-item>
          <text:list>
            <text:list-header>
              <text:p text:style-name="P10"><text:span text:style-name="T32">Poniższy przykładowy kod pokazuje jak opakować std::vector&lt;Foo&gt; jako vector_foo, zawarty w nowym w module Foo:</text:span></text:p>
              <text:p text:style-name="P27"><text:span text:style-name="T26">#define</text:span><text:span text:style-name="T33"> STL_TO_PYTHON_CONTAINERS_COMPARABLE<text:tab/></text:span><text:span text:style-name="T42">//jeśli Foo porównywalna</text:span></text:p>
              <text:p text:style-name="P27"><text:span text:style-name="T25">#define</text:span><text:span text:style-name="T32"> STL_TO_PYTHON_CONTAINERS_PRINTABLE<text:tab/></text:span><text:span text:style-name="T41">//jeśli Foo wypisywalna</text:span></text:p>
              <text:p text:style-name="P27"><text:span text:style-name="T25">#include</text:span><text:span text:style-name="T32"> </text:span><text:span text:style-name="T50">&lt;boost/python/module.hpp&gt;</text:span></text:p>
              <text:p text:style-name="P27"><text:span text:style-name="T25">#include</text:span><text:span text:style-name="T32"> </text:span><text:span text:style-name="T50">"VectorWrapper_py.hpp"<text:tab/><text:tab/><text:tab/><text:tab/></text:span><text:span text:style-name="T41">//wrapper dla std::vector</text:span></text:p>
              <text:p text:style-name="P27"><text:span text:style-name="T25">#include</text:span><text:span text:style-name="T32"> </text:span><text:span text:style-name="T50">&lt;Foo.hpp&gt;</text:span><text:span text:style-name="T32"><text:tab/><text:tab/><text:tab/><text:tab/><text:tab/><text:tab/></text:span><text:span text:style-name="T41">//zewnętrzna definicja klasy Foo</text:span></text:p>
              <text:p text:style-name="P30">BOOST_PYTHON_MODULE(Foo) {</text:p>
              <text:list>
                <text:list-header>
                  <text:p text:style-name="P27"><text:span text:style-name="T41">/* tu opakowanie klasy Foo, aby można było nią manipulować pod Pythonem */</text:span></text:p>
                  <text:p text:style-name="P27"><text:span text:style-name="T41"/></text:p>
                  <text:p text:style-name="P27"><text:span text:style-name="T32">StlContainersWrappers::VectorWrapper&lt;Foo&gt;::wrap(</text:span><text:span text:style-name="T50">"vector_foo"</text:span><text:span text:style-name="T32">);<text:tab/><text:tab/><text:tab/></text:span></text:p>
                  <text:p text:style-name="P27"><text:span text:style-name="T41">//opakowanie wektora Foo</text:span></text:p>
                  <text:p text:style-name="P27"><text:span text:style-name="T32">}</text:span></text:p>
                </text:list-header>
              </text:list>
            </text:list-header>
          </text:list>
        </text:list-item>
      </text:list>
      <text:p text:style-name="P28"><text:span text:style-name="T32"/></text:p>
      <text:list xml:id="list21188032" text:continue-numbering="true" text:style-name="L7">
        <text:list-item>
          <text:list>
            <text:list-header>
              <text:p text:style-name="P14"><text:span text:style-name="T37">Ograniczeniem wynikającym z wykorzystania kompilacji warunkowej dla</text:span></text:p>
              <text:p text:style-name="P14"><text:span text:style-name="T37">rozróżnienia kolekcji elementów o różnych właściwościach jest fakt, że w obrębie jednego modułu mogą się znaleźć wyłącznie kolekcje elementów klas o tym samym zestawie właściwości (porównywalna, wypisywalna).</text:span></text:p>
              <text:p text:style-name="P14"><text:span text:style-name="T37"/></text:p>
            </text:list-header>
          </text:list>
        </text:list-item>
      </text:list>
      <text:list xml:id="list21187561" text:continue-list="list21164496" text:style-name="L8">
        <text:list-item>
          <text:list>
            <text:list-item>
              <text:p text:style-name="P23"><text:span text:style-name="T6">Koniec. Kolekcja elementów naszej klasy Foo będzie widoczna po Pythonem po zaimportowaniu do niego modułu Foo, udostępniając interfejs analogiczny do opowiadającego typu kolekcji Pythona.</text:span></text:p>
              <text:p text:style-name="P23"><text:span text:style-name="T6">Mechanizm ten, oprócz wykorzystania szybkości działania kontenerów STL pod Pythonem umożliwia również przekazywanie wypełnionych kolekcji pomiędzy Pythonem a C++.</text:span></text:p>
              <text:p text:style-name="P23"><text:span text:style-name="T6">Jeśli pomimo wygodnego interfejsu wrappera, użytkownik będzie potrzebował przenieść uzyskane w ten sposób dane do kolekcji Pythona, może wykorzystać wygodne metody:</text:span></text:p>
              <text:p text:style-name="P26"><text:span text:style-name="T13">VectorWrapper::get_list()</text:span></text:p>
              <text:p text:style-name="P26"><text:span text:style-name="T13">MapWrapper::get_dict()</text:span></text:p>
              <text:p text:style-name="P26"><text:span text:style-name="T13">SetWrapper::get_list()</text:span></text:p>
              <text:p text:style-name="P23"><text:span text:style-name="T6">z których dwie pierwsze zwracają gotowe odpowiednie kolekcje pythonowe, natomiast ostatnia zwraca listę, którą można jednym poleceniem przerobić na pythonowy set. </text:span></text:p>
            </text:list-item>
          </text:list>
        </text:list-item>
      </text:list>
      <text:p text:style-name="P6"/>
      <text:p text:style-name="P6"/>
      <text:p text:style-name="P6"/>
      <text:p text:style-name="P6"/>
      <text:p text:style-name="P6"/>
      <text:p text:style-name="P6"/>
      <text:p text:style-name="P6"/>
      <text:p text:style-name="P6"/>
      <text:p text:style-name="P6"/>
      <text:list xml:id="list21162600" text:continue-list="list21167169" text:style-name="L1">
        <text:list-item>
          <text:p text:style-name="P15"><text:soft-page-break/>Konwersje pomiędzy Pythonem a STL - konwertery</text:p>
          <text:p text:style-name="P9">W celu konwersji kolekcji pythonowych na kolekcje STL, udostępnione zostały jawnie wywoływane konwertery:</text:p>
          <text:p text:style-name="P9">list -&gt; std::vector<text:tab/><text:tab/>:<text:tab/>PyListToVector </text:p>
          <text:p text:style-name="P9">dict -&gt; std::map<text:tab/><text:tab/>:<text:tab/>PyDictToMap.</text:p>
          <text:p text:style-name="P9">Wykorzystują one interfejsy kolekcji: boost::python::list oraz boost::python::dict do łatwego przeniesienia całości kolekcji do kolekcji std.</text:p>
          <text:p text:style-name="P16"><text:span text:style-name="T8">Wykorzystany mechanizm boost::python::extract umożliwił dość dokładną kontrolę typów przekazywanych elementów. Po określeniu, na kolekcję jakiego typu elementów ma być dokonana konwersja, użytkownik dostaje kolekcję zawierającą wszystkie elementy (pary elementów) podanego typu (typów) zawarte w kolekcji pythonowej. Mechanizm konwerterów umożliwia jawne informowanie użytkownika o odfiltrowanych elementach niewłaściwego typu poprzez ustawienie flagi </text:span><text:span text:style-name="T19">converterWarningsEnable</text:span><text:span text:style-name="T9"> </text:span><text:span text:style-name="T10">w pliku Flags.hpp.</text:span></text:p>
          <text:p text:style-name="P17"><text:span text:style-name="T10">Znane błędy:</text:span></text:p>
          <text:p text:style-name="P16"><text:span text:style-name="T10">Próba konwersji typu long na typ int kończy się rzuceniem wyjątku Overflow Error. Wynika to z niewłaściwego działania mechanizmu extract i nie może być skutecznie przechwycone po stronie biblioteki StlContainers.</text:span></text:p>
        </text:list-item>
      </text:list>
      <text:p text:style-name="P6"/>
      <text:p text:style-name="P6"><text:span text:style-name="T2"/></text:p>
      <text:list xml:id="list21186738" text:continue-numbering="true" text:style-name="L1">
        <text:list-item>
          <text:p text:style-name="P15">Testy</text:p>
          <text:p text:style-name="P9">Użyte testy wykonywane są za pomocą embeddowanego interpretera Pythona, co umożliwia zarówno przeprowadzenie rzetelnych testów jednostkowych konkretnych wrapperów / mechanizmów konwersji, jak i proste testy przekazywania kolekcji pomiędzy C++ a Pythonem i vice versa.</text:p>
        </text:list-item>
      </text:list>
      <text:p text:style-name="P6"><text:span text:style-name="T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ojekt z przedmiotu ZPR </text:p>
      <text:p text:style-name="P2">- dokumentacja końcowa</text:p>
      <text:p text:style-name="P2"/>
      <text:p text:style-name="P3">1. Skład zespołu</text:p>
      <text:p text:style-name="P1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SanL-Bold" svg:font-family="NimbusSanL-Bold"/>
    <style:font-face style:name="NimbusSanL-Regu" svg:font-family="NimbusSanL-Regu"/>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 b</meta:initial-creator>
    <meta:creation-date>2010-05-30T23:59:44.56</meta:creation-date>
    <dc:date>2010-05-31T01:06:02.32</dc:date>
    <dc:creator>a b</dc:creator>
    <meta:editing-duration>PT00H02M25S</meta:editing-duration>
    <meta:editing-cycles>2</meta:editing-cycles>
    <meta:generator>OpenOffice.org/3.0$Win32 OpenOffice.org_project/300m15$Build-9379</meta:generator>
    <meta:document-statistic meta:table-count="0" meta:image-count="0" meta:object-count="0" meta:page-count="5" meta:paragraph-count="82" meta:word-count="691" meta:character-count="5750"/>
    <meta:user-defined meta:name="Informacja 1"/>
    <meta:user-defined meta:name="Informacja 2"/>
    <meta:user-defined meta:name="Informacja 3"/>
    <meta:user-defined meta:name="Informacja 4"/>
  </office:meta>
</office:document-meta>
</file>